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8"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9"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10" style:family="paragraph" style:parent-style-name="Table_20_Contents">
      <style:text-properties fo:font-size="2pt" style:font-size-asian="2pt" style:font-size-complex="2pt"/>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officeooo:rsid="0015fc77"/>
    </style:style>
    <style:style style:name="T6" style:family="text">
      <style:text-properties officeooo:rsid="0018feb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8"><text:span text:style-name="T6">Vox</text:span>, con domicilio en <text:span text:style-name="T6">VOX, Calle Diego de León, 60, 1ª planta esc. Izq., 28006 Madrid.</text:span></text:p>
      <text:p text:style-name="P8"/>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6"/>
      <text:p text:style-name="P7">Firmado</text:p>
      <text:p text:style-name="P7"/>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7:00:28.708873974</dc:date>
    <meta:editing-duration>PT51M10S</meta:editing-duration>
    <meta:editing-cycles>8</meta:editing-cycles>
    <meta:generator>LibreOffice/6.1.2.1$Linux_X86_64 LibreOffice_project/65905a128db06ba48db947242809d14d3f9a93fe</meta:generator>
    <meta:document-statistic meta:table-count="0" meta:image-count="0" meta:object-count="0" meta:page-count="1" meta:paragraph-count="18" meta:word-count="453" meta:character-count="2870" meta:non-whitespace-character-count="2432"/>
  </office:meta>
</office:document-meta>
</file>